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style:font-name="Arial"/>
    </style:style>
    <style:style style:name="P3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line-height-at-least="0.176cm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line-height-at-least="0.176cm"/>
      <style:text-properties fo:color="#000000" style:font-name="Arial" fo:font-size="11pt" style:font-size-asian="11pt" style:font-size-complex="11pt"/>
    </style:style>
    <style:style style:name="P7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/>
    </style:style>
    <style:style style:name="P8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P9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6pt" fo:font-weight="bold"/>
    </style:style>
    <style:style style:name="P11" style:family="paragraph" style:parent-style-name="Text_20_body">
      <style:paragraph-properties fo:margin-top="0cm" fo:margin-bottom="0.011cm" style:line-height-at-least="0.176cm"/>
      <style:text-properties style:font-name="Arial" fo:font-size="10pt" style:font-size-asian="10pt" style:font-size-complex="10pt"/>
    </style:style>
    <style:style style:name="P12" style:family="paragraph" style:parent-style-name="Text_20_body">
      <style:paragraph-properties fo:margin-top="0cm" fo:margin-bottom="0.011cm" style:line-height-at-least="0.176cm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margin-top="0cm" fo:margin-bottom="0.011cm" style:line-height-at-least="0.176cm"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P14" style:family="paragraph" style:parent-style-name="Text_20_body">
      <style:paragraph-properties fo:margin-top="0cm" fo:margin-bottom="0.011cm" style:line-height-at-least="0.176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Frame_20_contents"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17" style:family="paragraph" style:parent-style-name="Text_20_body" style:master-page-name="First_20_Page">
      <style:paragraph-properties fo:margin-top="0cm" fo:margin-bottom="0.011cm" style:line-height-at-least="0.176cm" style:page-number="auto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style:font-name="Arial2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">[Mandant.Titel] [Mandant.Vorname] [Mandant.Name]</text:span><text:span text:style-name="T3"> </text:span></text:p>
      <text:p text:style-name="P13">Facharzt für [Mandant.TarmedSpezialität]</text:p>
      <text:p text:style-name="P13">EAN [Mandant.EAN]</text:p>
      <text:p text:style-name="P13">ZSR-Nr. [Mandant.KSK]</text:p>
      <text:p text:style-name="P12"><draw:frame draw:style-name="fr1" draw:name="Rahmen1" text:anchor-type="char" svg:x="10.149cm" svg:y="0.131cm" svg:width="7.385cm" draw:z-index="0"><draw:text-box fo:min-height="3.145cm"><text:p text:style-name="P15">[Adressat.Anschrift]</text:p></draw:text-box></draw:frame></text:p>
      <text:p text:style-name="P13">[Mandant.Strasse]</text:p>
      <text:p text:style-name="P13">[Mandant.Plz] [Mandant.Ort]</text:p>
      <text:p text:style-name="P11">[Mandant.E-Mail]</text:p>
      <text:p text:style-name="P11">Tel. [Mandant.Telefon1]</text:p>
      <text:p text:style-name="P14"/>
      <text:p text:style-name="P5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4">[Mandant.Ort], [Datum.heute]</text:p>
      <text:p text:style-name="P9"/>
      <text:p text:style-name="P4"/>
      <text:p text:style-name="P4"/>
      <text:p text:style-name="P2"/>
      <text:p text:style-name="P10">Bestellliste</text:p>
      <text:p text:style-name="P7"/>
      <text:p text:style-name="P7"/>
      <text:p text:style-name="P4">Wir bestellen auf nächstmöglichen Termin folgende Artikel:</text:p>
      <text:p text:style-name="P4"/>
      <text:p text:style-name="P4">[Bestellung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3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MT1" style:family="text">
      <style:text-properties fo:font-weight="bold"/>
    </style:style>
    <style:style style:name="MT2" style:family="text">
      <style:text-properties style:font-name="Arial2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header>
      <style:footer>
        <text:p text:style-name="MP2"/>
        <text:p text:style-name="MP3"><text:span text:style-name="MT2">Seite </text:span><text:span text:style-name="MT2"><text:page-number text:select-page="current"/></text:span><text:span text:style-name="MT2"> /</text:span><text:span text:style-name="MT2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7-06-01T11:19:46</meta:creation-date>
    <dc:date>2020-10-14T08:19:41.55</dc:date>
    <dc:language>de-CH</dc:language>
    <meta:editing-cycles>28</meta:editing-cycles>
    <meta:editing-duration>PT5H5M19S</meta:editing-duration>
    <dc:creator>Leon Mosimann</dc:creator>
    <meta:printed-by>Leon Mosimann</meta:printed-by>
    <meta:print-date>2020-09-29T15:23:51.50</meta:print-date>
    <meta:document-statistic meta:table-count="0" meta:image-count="0" meta:object-count="0" meta:page-count="1" meta:paragraph-count="17" meta:word-count="49" meta:character-count="594"/>
    <meta:user-defined meta:name="Info 1"/>
    <meta:user-defined meta:name="Info 2"/>
    <meta:user-defined meta:name="Info 3"/>
    <meta:user-defined meta:name="Info 4"/>
  </office:meta>
</office:document-meta>
</file>